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fill-color="#ffffff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953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none" draw:fill-color="#ffffff"/>
      <style:text-properties fo:font-size="6pt" style:font-size-asian="6pt" style:font-size-complex="6pt"/>
    </style:style>
    <style:style style:name="T1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048cm" svg:y1="8.112cm" svg:x2="4.048cm" svg:y2="9.128cm">
          <text:p/>
        </draw:line>
        <draw:line draw:style-name="gr1" draw:text-style-name="P1" draw:layer="layout" svg:x1="5.064cm" svg:y1="8.112cm" svg:x2="4.048cm" svg:y2="8.112cm">
          <text:p/>
        </draw:line>
        <draw:line draw:style-name="gr1" draw:text-style-name="P1" draw:layer="layout" svg:x1="5.064cm" svg:y1="9.128cm" svg:x2="5.064cm" svg:y2="8.112cm">
          <text:p/>
        </draw:line>
        <draw:line draw:style-name="gr1" draw:text-style-name="P1" draw:layer="layout" svg:x1="4.048cm" svg:y1="9.128cm" svg:x2="5.064cm" svg:y2="9.128cm">
          <text:p/>
        </draw:line>
        <draw:line draw:style-name="gr1" draw:text-style-name="P1" draw:layer="layout" svg:x1="4.429cm" svg:y1="9.128cm" svg:x2="4.429cm" svg:y2="8.366cm">
          <text:p/>
        </draw:line>
        <draw:line draw:style-name="gr1" draw:text-style-name="P1" draw:layer="layout" svg:x1="4.683cm" svg:y1="8.42cm" svg:x2="5.064cm" svg:y2="8.42cm">
          <text:p/>
        </draw:line>
        <draw:line draw:style-name="gr1" draw:text-style-name="P1" draw:layer="layout" svg:x1="4.684cm" svg:y1="8.82cm" svg:x2="5.065cm" svg:y2="8.82cm">
          <text:p/>
        </draw:line>
        <draw:frame draw:style-name="gr2" draw:text-style-name="P2" draw:layer="layout" svg:width="1.016cm" svg:height="1.203cm" svg:x="3.259cm" svg:y="7.712cm">
          <draw:text-box>
            <text:p><text:span text:style-name="T1">Start</text:span></text:p>
          </draw:text-box>
        </draw:frame>
        <draw:frame draw:style-name="gr2" draw:text-style-name="P2" draw:layer="layout" svg:width="1.016cm" svg:height="1.203cm" svg:x="4.959cm" svg:y="8.813cm">
          <draw:text-box>
            <text:p><text:span text:style-name="T1">En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nfantino </meta:initial-creator>
    <meta:creation-date>2017-12-17T17:45:00.523638996</meta:creation-date>
    <dc:date>2017-12-17T22:22:30.679498691</dc:date>
    <dc:creator>Infantino </dc:creator>
    <meta:editing-duration>PT8M54S</meta:editing-duration>
    <meta:editing-cycles>6</meta:editing-cycles>
    <meta:generator>LibreOffice/5.0.6.2$Linux_X86_64 LibreOffice_project/00$Build-2</meta:generator>
    <meta:document-statistic meta:object-count="9"/>
  </office:meta>
</office:document-meta>
</file>